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T7" style:parent-style-name="Policepardéfaut" style:family="text">
      <style:text-properties fo:background-color="#00FF00"/>
    </style:style>
    <style:style style:name="P8" style:parent-style-name="Paragraphedeliste" style:list-style-name="LFO1" style:family="paragraph"/>
    <style:style style:name="P9" style:parent-style-name="Normal" style:family="paragraph">
      <style:paragraph-properties fo:margin-left="0.25in">
        <style:tab-stops/>
      </style:paragraph-properties>
    </style:style>
    <style:style style:name="T10" style:parent-style-name="Policepardéfaut" style:family="text">
      <style:text-properties fo:background-color="#00FF00"/>
    </style:style>
    <style:style style:name="P11" style:parent-style-name="Paragraphedeliste" style:list-style-name="LFO1" style:family="paragraph"/>
    <style:style style:name="P12" style:parent-style-name="Normal" style:family="paragraph">
      <style:paragraph-properties fo:margin-left="0.25in">
        <style:tab-stops/>
      </style:paragraph-properties>
    </style:style>
    <style:style style:name="T13" style:parent-style-name="Policepardéfaut" style:family="text">
      <style:text-properties fo:background-color="#00FF00"/>
    </style:style>
    <style:style style:name="P14" style:parent-style-name="Paragraphedeliste" style:list-style-name="LFO1" style:family="paragraph"/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Normal" style:family="paragraph">
      <style:paragraph-properties fo:border="0.0034in solid #D9D9E3" fo:padding="0in" style:shadow="no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" style:parent-style-name="Policepardéfaut" style:family="text">
      <style:text-properties style:font-name="inherit" style:font-name-asian="Times New Roman" style:font-name-complex="Courier New" fo:font-weight="bold" style:font-weight-asian="bold" style:font-weight-complex="bold" fo:color="#FF0000" style:letter-kerning="false" fo:font-size="10pt" style:font-size-asian="10pt" style:font-size-complex="10pt" style:language-asian="fr" style:country-asian="FR"/>
    </style:style>
    <style:style style:name="T21" style:parent-style-name="Policepardéfaut" style:family="text">
      <style:text-properties style:font-name="Wingdings" style:font-name-asian="Wingdings" style:font-name-complex="Wingdings"/>
    </style:style>
    <style:style style:name="T22" style:parent-style-name="Policepardéfaut" style:family="text">
      <style:text-properties style:font-name="Segoe UI" style:font-name-complex="Segoe UI" fo:color="#374151" fo:background-color="#F7F7F8"/>
    </style:style>
    <style:style style:name="T23" style:parent-style-name="CodeHTML" style:family="text">
      <style:text-properties style:font-name="Ubuntu Mono" style:font-name-asian="Calibri" fo:font-weight="bold" style:font-weight-asian="bold" style:font-weight-complex="bold" fo:font-size="10.5pt" style:font-size-asian="10.5pt" style:font-size-complex="10.5pt" fo:background-color="#F7F7F8"/>
    </style:style>
    <style:style style:name="T24" style:parent-style-name="Policepardéfaut" style:family="text">
      <style:text-properties style:font-name="Segoe UI" style:font-name-complex="Segoe UI" fo:color="#374151" fo:background-color="#F7F7F8"/>
    </style:style>
    <style:style style:name="P25" style:parent-style-name="Normal" style:family="paragraph">
      <style:text-properties style:font-name="Segoe UI" style:font-name-complex="Segoe UI" fo:font-weight="bold" style:font-weight-asian="bold" style:font-weight-complex="bold" fo:color="#374151" fo:font-size="16pt" style:font-size-asian="16pt" style:font-size-complex="16pt" fo:background-color="#F7F7F8"/>
    </style:style>
    <style:style style:name="P26" style:parent-style-name="PréformatéHTML" style:family="paragraph">
      <style:paragraph-properties style:line-height-at-least="0.1694in"/>
    </style:style>
    <style:style style:name="T27" style:parent-style-name="c1" style:family="text">
      <style:text-properties fo:font-style="italic" style:font-style-asian="italic" style:font-style-complex="italic" fo:color="#212121"/>
    </style:style>
    <style:style style:name="P28" style:parent-style-name="PréformatéHTML" style:family="paragraph">
      <style:paragraph-properties style:line-height-at-least="0.1694in"/>
    </style:style>
    <style:style style:name="T29" style:parent-style-name="n" style:family="text">
      <style:text-properties fo:color="#212121"/>
    </style:style>
    <style:style style:name="T30" style:parent-style-name="o" style:family="text">
      <style:text-properties fo:font-weight="bold" style:font-weight-asian="bold" style:font-weight-complex="bold" fo:color="#212121"/>
    </style:style>
    <style:style style:name="T31" style:parent-style-name="n" style:family="text">
      <style:text-properties fo:color="#212121"/>
    </style:style>
    <style:style style:name="T32" style:parent-style-name="p" style:family="text">
      <style:text-properties fo:color="#212121"/>
    </style:style>
    <style:style style:name="T33" style:parent-style-name="n" style:family="text">
      <style:text-properties fo:color="#212121"/>
    </style:style>
    <style:style style:name="T34" style:parent-style-name="o" style:family="text">
      <style:text-properties fo:font-weight="bold" style:font-weight-asian="bold" style:font-weight-complex="bold" fo:color="#212121"/>
    </style:style>
    <style:style style:name="T35" style:parent-style-name="p" style:family="text">
      <style:text-properties fo:color="#212121"/>
    </style:style>
    <style:style style:name="T36" style:parent-style-name="s1" style:family="text">
      <style:text-properties fo:color="#212121"/>
    </style:style>
    <style:style style:name="T37" style:parent-style-name="p" style:family="text">
      <style:text-properties fo:color="#212121"/>
    </style:style>
    <style:style style:name="T38" style:parent-style-name="s1" style:family="text">
      <style:text-properties fo:color="#212121"/>
    </style:style>
    <style:style style:name="T39" style:parent-style-name="p" style:family="text">
      <style:text-properties fo:color="#212121"/>
    </style:style>
    <style:style style:name="T40" style:parent-style-name="s1" style:family="text">
      <style:text-properties fo:color="#212121"/>
    </style:style>
    <style:style style:name="T41" style:parent-style-name="p" style:family="text">
      <style:text-properties fo:color="#212121"/>
    </style:style>
    <style:style style:name="T42" style:parent-style-name="n" style:family="text">
      <style:text-properties fo:color="#212121"/>
    </style:style>
    <style:style style:name="T43" style:parent-style-name="o" style:family="text">
      <style:text-properties fo:font-weight="bold" style:font-weight-asian="bold" style:font-weight-complex="bold" fo:color="#212121"/>
    </style:style>
    <style:style style:name="T44" style:parent-style-name="kc" style:family="text">
      <style:text-properties fo:font-weight="bold" style:font-weight-asian="bold" style:font-weight-complex="bold" fo:color="#212121"/>
    </style:style>
    <style:style style:name="T45" style:parent-style-name="p" style:family="text">
      <style:text-properties fo:color="#212121"/>
    </style:style>
    <style:style style:name="P46" style:parent-style-name="PréformatéHTML" style:family="paragraph">
      <style:paragraph-properties style:line-height-at-least="0.1694in"/>
      <style:text-properties fo:color="#212121"/>
    </style:style>
    <style:style style:name="P47" style:parent-style-name="PréformatéHTML" style:family="paragraph">
      <style:paragraph-properties style:line-height-at-least="0.1694in"/>
    </style:style>
    <style:style style:name="T48" style:parent-style-name="c1" style:family="text">
      <style:text-properties fo:font-style="italic" style:font-style-asian="italic" style:font-style-complex="italic" fo:color="#212121"/>
    </style:style>
    <style:style style:name="P49" style:parent-style-name="PréformatéHTML" style:family="paragraph">
      <style:paragraph-properties style:line-height-at-least="0.1694in"/>
    </style:style>
    <style:style style:name="T50" style:parent-style-name="n" style:family="text">
      <style:text-properties fo:color="#212121"/>
    </style:style>
    <style:style style:name="T51" style:parent-style-name="o" style:family="text">
      <style:text-properties fo:font-weight="bold" style:font-weight-asian="bold" style:font-weight-complex="bold" fo:color="#212121"/>
    </style:style>
    <style:style style:name="T52" style:parent-style-name="n" style:family="text">
      <style:text-properties fo:color="#212121"/>
    </style:style>
    <style:style style:name="T53" style:parent-style-name="p" style:family="text">
      <style:text-properties fo:color="#212121"/>
    </style:style>
    <style:style style:name="T54" style:parent-style-name="n" style:family="text">
      <style:text-properties fo:color="#212121"/>
    </style:style>
    <style:style style:name="T55" style:parent-style-name="o" style:family="text">
      <style:text-properties fo:font-weight="bold" style:font-weight-asian="bold" style:font-weight-complex="bold" fo:color="#212121"/>
    </style:style>
    <style:style style:name="T56" style:parent-style-name="p" style:family="text">
      <style:text-properties fo:color="#212121"/>
    </style:style>
    <style:style style:name="T57" style:parent-style-name="s1" style:family="text">
      <style:text-properties fo:color="#212121"/>
    </style:style>
    <style:style style:name="T58" style:parent-style-name="p" style:family="text">
      <style:text-properties fo:color="#212121"/>
    </style:style>
    <style:style style:name="T59" style:parent-style-name="s1" style:family="text">
      <style:text-properties fo:color="#212121"/>
    </style:style>
    <style:style style:name="T60" style:parent-style-name="p" style:family="text">
      <style:text-properties fo:color="#212121"/>
    </style:style>
    <style:style style:name="T61" style:parent-style-name="s1" style:family="text">
      <style:text-properties fo:color="#212121"/>
    </style:style>
    <style:style style:name="T62" style:parent-style-name="p" style:family="text">
      <style:text-properties fo:color="#212121"/>
    </style:style>
    <style:style style:name="T63" style:parent-style-name="s1" style:family="text">
      <style:text-properties fo:color="#212121"/>
    </style:style>
    <style:style style:name="T64" style:parent-style-name="p" style:family="text">
      <style:text-properties fo:color="#212121"/>
    </style:style>
    <style:style style:name="T65" style:parent-style-name="n" style:family="text">
      <style:text-properties fo:color="#212121"/>
    </style:style>
    <style:style style:name="T66" style:parent-style-name="o" style:family="text">
      <style:text-properties fo:font-weight="bold" style:font-weight-asian="bold" style:font-weight-complex="bold" fo:color="#212121"/>
    </style:style>
    <style:style style:name="T67" style:parent-style-name="kc" style:family="text">
      <style:text-properties fo:font-weight="bold" style:font-weight-asian="bold" style:font-weight-complex="bold" fo:color="#212121"/>
    </style:style>
    <style:style style:name="T68" style:parent-style-name="p" style:family="text">
      <style:text-properties fo:color="#212121"/>
    </style:style>
    <style:style style:name="P69" style:parent-style-name="PréformatéHTML" style:family="paragraph">
      <style:paragraph-properties style:line-height-at-least="0.1694in"/>
      <style:text-properties fo:color="#212121"/>
    </style:style>
    <style:style style:name="P70" style:parent-style-name="Normal" style:family="paragraph">
      <style:text-properties style:font-name="Segoe UI" style:font-name-complex="Segoe UI" fo:color="#343541"/>
    </style:style>
    <style:style style:name="T71" style:parent-style-name="Policepardéfaut" style:family="text">
      <style:text-properties fo:font-size="12pt" style:font-size-asian="12pt" style:font-size-complex="12pt" fo:background-color="#FFFF00"/>
    </style:style>
    <style:style style:name="P72" style:parent-style-name="Normal" style:family="paragraph">
      <style:text-properties style:font-name="Segoe UI" style:font-name-complex="Segoe UI" fo:color="#374151" fo:background-color="#F7F7F8"/>
    </style:style>
    <style:style style:name="T73" style:parent-style-name="Policepardéfaut" style:family="text">
      <style:text-properties fo:font-size="12pt" style:font-size-asian="12pt" style:font-size-complex="12pt" fo:background-color="#FFFF00"/>
    </style:style>
    <style:style style:name="T74" style:parent-style-name="Policepardéfaut" style:family="text">
      <style:text-properties style:font-name="Segoe UI" style:font-name-complex="Segoe UI" fo:color="#374151" fo:background-color="#F7F7F8"/>
    </style:style>
    <style:style style:name="P75" style:parent-style-name="Normal" style:family="paragraph">
      <style:text-properties style:font-name="Segoe UI" style:font-name-complex="Segoe UI" fo:color="#374151" fo:background-color="#F7F7F8"/>
    </style:style>
    <style:style style:name="P76" style:parent-style-name="Normal" style:family="paragraph">
      <style:text-properties style:font-name="Segoe UI" style:font-name-complex="Segoe UI" fo:color="#374151" fo:background-color="#F7F7F8"/>
    </style:style>
    <style:style style:name="P77" style:parent-style-name="Normal" style:family="paragraph">
      <style:text-properties style:font-name="Segoe UI" style:font-name-complex="Segoe UI" fo:color="#374151" fo:background-color="#F7F7F8"/>
    </style:style>
    <style:style style:name="P78" style:parent-style-name="Normal" style:family="paragraph">
      <style:text-properties style:font-name="Segoe UI" style:font-name-complex="Segoe UI" fo:font-weight="bold" style:font-weight-asian="bold" style:font-weight-complex="bold" fo:color="#374151" fo:font-size="16pt" style:font-size-asian="16pt" style:font-size-complex="16pt" fo:background-color="#F7F7F8"/>
    </style:style>
    <style:style style:name="T79" style:parent-style-name="Policepardéfaut" style:family="text">
      <style:text-properties fo:background-color="#FFFF00"/>
    </style:style>
    <style:style style:name="P80" style:parent-style-name="Normal" style:family="paragraph">
      <style:text-properties style:font-name="Segoe UI" style:font-name-complex="Segoe UI" fo:color="#374151" fo:background-color="#F7F7F8"/>
    </style:style>
    <style:style style:name="T81" style:parent-style-name="Policepardéfaut" style:family="text">
      <style:text-properties fo:background-color="#FFFF00"/>
    </style:style>
    <style:style style:name="T8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T83" style:parent-style-name="Policepardéfaut" style:family="text">
      <style:text-properties style:font-name="Segoe UI" style:font-name-complex="Segoe UI" fo:color="#374151" fo:background-color="#F7F7F8"/>
    </style:style>
    <style:style style:name="T84" style:parent-style-name="Policepardéfaut" style:family="text">
      <style:text-properties style:font-name="Wingdings" style:font-name-asian="Wingdings" style:font-name-complex="Wingdings" fo:color="#374151" fo:background-color="#F7F7F8"/>
    </style:style>
    <style:style style:name="T85" style:parent-style-name="Policepardéfaut" style:family="text">
      <style:text-properties style:font-name="Segoe UI" style:font-name-complex="Segoe UI" fo:color="#374151" fo:background-color="#F7F7F8"/>
    </style:style>
    <style:style style:name="P86" style:parent-style-name="Normal" style:family="paragraph">
      <style:text-properties style:font-name="Segoe UI" style:font-name-complex="Segoe UI" fo:color="#374151" fo:background-color="#F7F7F8"/>
    </style:style>
    <style:style style:name="P87" style:parent-style-name="Normal" style:family="paragraph">
      <style:paragraph-properties fo:margin-bottom="0.0694in" fo:line-height="100%"/>
    </style:style>
    <style:style style:name="T88" style:parent-style-name="Policepardéfau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Segoe UI" style:font-name-asian="Times New Roman" style:font-name-complex="Segoe UI" style:letter-kerning="false" fo:font-size="10.5pt" style:font-size-asian="10.5pt" style:font-size-complex="10.5pt" fo:background-color="#FFFF00" style:language-asian="fr" style:country-asian="FR"/>
    </style:style>
    <style:style style:name="T90" style:parent-style-name="Policepardéfau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91" style:parent-style-name="Normal" style:family="paragraph">
      <style:text-properties style:font-name="Segoe UI" style:font-name-complex="Segoe UI" fo:color="#374151" fo:background-color="#F7F7F8"/>
    </style:style>
    <style:style style:name="T92" style:parent-style-name="Policepardéfaut" style:family="text">
      <style:text-properties style:language-asian="fr" style:country-asian="FR"/>
    </style:style>
    <style:style style:name="T93" style:parent-style-name="Policepardéfaut" style:family="text">
      <style:text-properties fo:background-color="#FFFF00" style:language-asian="fr" style:country-asian="FR"/>
    </style:style>
    <style:style style:name="T94" style:parent-style-name="Policepardéfaut" style:family="text">
      <style:text-properties style:language-asian="fr" style:country-asian="FR"/>
    </style:style>
    <style:style style:name="P95" style:parent-style-name="Normal" style:family="paragraph">
      <style:text-properties style:font-name="Segoe UI" style:font-name-complex="Segoe UI" fo:color="#374151" fo:background-color="#F7F7F8"/>
    </style:style>
    <style:style style:name="P96" style:parent-style-name="Normal" style:family="paragraph">
      <style:text-properties style:font-name="Segoe UI" style:font-name-complex="Segoe UI" fo:color="#374151" fo:background-color="#F7F7F8"/>
    </style:style>
    <style:style style:name="P97" style:parent-style-name="Normal" style:family="paragraph">
      <style:text-properties style:font-name="Segoe UI" style:font-name-complex="Segoe UI" fo:color="#374151" fo:background-color="#F7F7F8"/>
    </style:style>
    <style:style style:name="P98" style:parent-style-name="Normal" style:family="paragraph">
      <style:text-properties style:font-name="Segoe UI" style:font-name-complex="Segoe UI" fo:color="#374151" fo:background-color="#F7F7F8"/>
    </style:style>
    <style:style style:name="P99" style:parent-style-name="Normal" style:family="paragraph">
      <style:text-properties style:font-name="Segoe UI" style:font-name-complex="Segoe UI" fo:color="#374151" fo:background-color="#F7F7F8"/>
    </style:style>
    <style:style style:name="P100" style:parent-style-name="Normal" style:family="paragraph">
      <style:text-properties style:font-name="Segoe UI" style:font-name-complex="Segoe UI" fo:color="#374151" fo:background-color="#F7F7F8"/>
    </style:style>
    <style:style style:name="P101" style:parent-style-name="Normal" style:family="paragraph">
      <style:text-properties style:font-name="Segoe UI" style:font-name-complex="Segoe UI" fo:color="#374151" fo:background-color="#F7F7F8"/>
    </style:style>
    <style:style style:name="P102" style:parent-style-name="Normal" style:family="paragraph">
      <style:text-properties style:font-name="Segoe UI" style:font-name-complex="Segoe UI" fo:color="#374151" fo:background-color="#F7F7F8"/>
    </style:style>
    <style:style style:name="P103" style:parent-style-name="Normal" style:family="paragraph">
      <style:text-properties style:font-name="Segoe UI" style:font-name-complex="Segoe UI" fo:color="#374151" fo:background-color="#F7F7F8"/>
    </style:style>
    <style:style style:name="P104" style:parent-style-name="Normal" style:family="paragraph">
      <style:text-properties style:font-name="Segoe UI" style:font-name-complex="Segoe UI" fo:color="#374151" fo:background-color="#F7F7F8"/>
    </style:style>
    <style:style style:name="P105" style:parent-style-name="Normal" style:family="paragraph">
      <style:text-properties style:font-name="Segoe UI" style:font-name-complex="Segoe UI" fo:color="#374151" fo:background-color="#F7F7F8"/>
    </style:style>
    <style:style style:name="P106" style:parent-style-name="Normal" style:family="paragraph">
      <style:text-properties style:font-name="Segoe UI" style:font-name-complex="Segoe UI" fo:color="#374151" fo:background-color="#F7F7F8"/>
    </style:style>
    <style:style style:name="P107" style:parent-style-name="Normal" style:family="paragraph">
      <style:text-properties style:font-name="Segoe UI" style:font-name-complex="Segoe UI" fo:color="#374151" fo:background-color="#F7F7F8"/>
    </style:style>
    <style:style style:name="P108" style:parent-style-name="Normal" style:family="paragraph">
      <style:text-properties style:font-name="Segoe UI" style:font-name-complex="Segoe UI" fo:color="#374151" fo:background-color="#F7F7F8"/>
    </style:style>
  </office:automatic-styles>
  <office:body>
    <office:text text:use-soft-page-breaks="true">
      <text:p text:style-name="P1"><text:span text:style-name="T2">Configuration jupyter :</text:span></text:p>
      <text:p text:style-name="Normal">Pip install jupyter</text:p>
      <text:p text:style-name="Normal">Cd path to repo project : jupyter <text:s/>notebook</text:p>
      <text:p text:style-name="Normal"><text:span text:style-name="T3">Process</text:span> :</text:p>
      <text:p text:style-name="Normal"># 1. Data cleaning</text:p>
      <text:p text:style-name="Normal"># 2. EDA</text:p>
      <text:p text:style-name="Normal"># 3. Text Preprocessing</text:p>
      <text:p text:style-name="Normal"># 4. Model building</text:p>
      <text:p text:style-name="Normal"># 5. Evaluation</text:p>
      <text:p text:style-name="Normal"># 6. Improvement</text:p>
      <text:p text:style-name="Normal"># 7. Website</text:p>
      <text:p text:style-name="Normal"># 8. Deploy</text:p>
      <text:p text:style-name="Normal"/>
      <text:list text:style-name="LFO1">
        <text:list-item text:start-value="1">
          <text:p text:style-name="P4">Data cleaning:</text:p>
        </text:list-item>
      </text:list>
      <text:list text:style-name="LFO1" text:continue-numbering="true">
        <text:list-item>
          <text:p text:style-name="P5">EDA (Exploratory Data Analysis)</text:p>
        </text:list-item>
      </text:list>
      <text:p text:style-name="P6">EDA often involves data visualization, summary statistics, and identifying patterns or trends in the data.<text:s/><text:span text:style-name="T7">Exp</text:span> : if you have sales data, you might create plots and charts to see which products are selling the most and during which months.</text:p>
      <text:list text:style-name="LFO1" text:continue-numbering="true">
        <text:list-item>
          <text:p text:style-name="P8">Text Preprocessing<text:s/></text:p>
        </text:list-item>
      </text:list>
      <text:p text:style-name="P9">if you're working with text data, this is where you clean and prepare it. <text:s/><text:span text:style-name="T10">Exp :</text:span><text:s/>in a dataset of customer reviews, you might remove common words like "the" and "and" to focus on the more meaningful words.</text:p>
      <text:list text:style-name="LFO1" text:continue-numbering="true">
        <text:list-item>
          <text:p text:style-name="P11">Model building</text:p>
        </text:list-item>
      </text:list>
      <text:p text:style-name="P12">Here, you choose a machine learning algorithm to make predictions or uncover insights. <text:s/><text:span text:style-name="T13">Exp</text:span> : you want to predict if an email is spam or not. You'd use a machine learning algorithm to build a model for this classification task.</text:p>
      <text:list text:style-name="LFO1" text:continue-numbering="true">
        <text:list-item>
          <text:p text:style-name="P14">Evaluation: <text:s/>After building your model, you need to test how well it works.<text:s/></text:p>
        </text:list-item>
      </text:list>
      <text:p text:style-name="P15">If your spam email classifier correctly identifies 90% of spam emails, you'd say it has a 90% accuracy.</text:p>
      <text:list text:style-name="LFO1" text:continue-numbering="true">
        <text:list-item>
          <text:p text:style-name="P16">Improvement:<text:s/></text:p>
        </text:list-item>
      </text:list>
      <text:list text:style-name="LFO1" text:continue-numbering="true">
        <text:list-item>
          <text:p text:style-name="P17">Website.</text:p>
        </text:list-item>
      </text:list>
      <text:list text:style-name="LFO1" text:continue-numbering="true">
        <text:list-item>
          <text:p text:style-name="P18">Deploy</text:p>
        </text:list-item>
      </text:list>
      <text:p text:style-name="Normal"/>
      <text:p text:style-name="P19"><text:span text:style-name="T20">df = pd.read_csv('spam.csv', encoding='ISO-8859-1')<text:s/></text:span></text:p>
      <text:soft-page-break/>
      <text:p text:style-name="Normal"><text:span text:style-name="T21">à</text:span><text:span text:style-name="T22">The error you're encountering,<text:s/></text:span><text:span text:style-name="T23">UnicodeDecodeError</text:span><text:span text:style-name="T24">, suggests that there are characters in the CSV file that cannot be decoded using the UTF-8 encoding.</text:span></text:p>
      <text:p text:style-name="P25">Step one : cleaning</text:p>
      <text:p text:style-name="P26"><text:span text:style-name="T27"># drop last 3 cols</text:span></text:p>
      <text:p text:style-name="P28"><text:span text:style-name="T29">df</text:span><text:span text:style-name="T30">.</text:span><text:span text:style-name="T31">drop</text:span><text:span text:style-name="T32">(</text:span><text:span text:style-name="T33">columns</text:span><text:span text:style-name="T34">=</text:span><text:span text:style-name="T35">[</text:span><text:span text:style-name="T36">'Unnamed: 2'</text:span><text:span text:style-name="T37">,</text:span><text:span text:style-name="T38">'Unnamed: 3'</text:span><text:span text:style-name="T39">,</text:span><text:span text:style-name="T40">'Unnamed: 4'</text:span><text:span text:style-name="T41">],</text:span><text:span text:style-name="T42">inplace</text:span><text:span text:style-name="T43">=</text:span><text:span text:style-name="T44">True</text:span><text:span text:style-name="T45">)</text:span></text:p>
      <text:p text:style-name="P46"/>
      <text:p text:style-name="P47"><text:span text:style-name="T48"># renaming the cols</text:span></text:p>
      <text:p text:style-name="P49"><text:span text:style-name="T50">df</text:span><text:span text:style-name="T51">.</text:span><text:span text:style-name="T52">rename</text:span><text:span text:style-name="T53">(</text:span><text:span text:style-name="T54">columns</text:span><text:span text:style-name="T55">=</text:span><text:span text:style-name="T56">{</text:span><text:span text:style-name="T57">'v1'</text:span><text:span text:style-name="T58">:</text:span><text:span text:style-name="T59">'target'</text:span><text:span text:style-name="T60">,</text:span><text:span text:style-name="T61">'v2'</text:span><text:span text:style-name="T62">:</text:span><text:span text:style-name="T63">'text'</text:span><text:span text:style-name="T64">},</text:span><text:span text:style-name="T65">inplace</text:span><text:span text:style-name="T66">=</text:span><text:span text:style-name="T67">True</text:span><text:span text:style-name="T68">)</text:span></text:p>
      <text:p text:style-name="P69"/>
      <text:p text:style-name="Normal"/>
      <text:p text:style-name="P70">from sklearn.preprocessing import LabelEncoder<text:s/></text:p>
      <text:p text:style-name="Normal"><text:span text:style-name="T71">scikit-learn</text:span></text:p>
      <text:p text:style-name="P72">bib offre une vaste gamme d'algorithmes d'apprentissage automatique pour la classification, la régression, le clustering</text:p>
      <text:p text:style-name="Normal"><text:span text:style-name="T73">LabelEncoder</text:span><text:span text:style-name="T74"> : convertir des étiquettes de texte en valeurs numériques,</text:span></text:p>
      <text:p text:style-name="Normal">df['target'] = encoder.fit_transform(df['target']) :::</text:p>
      <text:p text:style-name="P75">the 'target' column in your DataFrame will be replaced with numerical values, making it suitable for use in machine learning algorithms that require numerical input.</text:p>
      <text:p text:style-name="P76"/>
      <text:p text:style-name="P77"/>
      <text:p text:style-name="P78">Step 2 : EDA<text:s/></text:p>
      <text:p text:style-name="Normal">pip install<text:s/><text:span text:style-name="T79">matplotlib</text:span></text:p>
      <text:p text:style-name="P80">library for creating data visualizations, such as charts and plots.</text:p>
      <text:p text:style-name="Normal">plt.pie(df['target'].value_counts(), labels=['ham','spam'],autopct="%0.2f")</text:p>
      <text:p text:style-name="Normal">plt.show()</text:p>
      <text:p text:style-name="Normal">----</text:p>
      <text:p text:style-name="Normal">pip install<text:s/><text:span text:style-name="T81">nltk</text:span></text:p>
      <text:p text:style-name="Normal"><text:span text:style-name="T82">NLTK (Natural Language Toolkit)</text:span><text:s/>est une bibliothèque Python qui vous aide à travailler avec du texte. Elle vous permet de faire des choses comme :</text:p>
      <text:p text:style-name="Normal">Diviser un paragraphe en mots.</text:p>
      <text:p text:style-name="Normal">Comprendre la grammaire d'une phrase (quels mots sont des noms, des verbes, etc.).</text:p>
      <text:p text:style-name="Normal">Faire de l'analyse de sentiments (savoir si un texte est positif, négatif ou neutre).</text:p>
      <text:p text:style-name="Normal">nltk.download('punkt')</text:p>
      <text:p text:style-name="Normal"><text:span text:style-name="T83">vous téléchargez des données et des modèles nécessaires pour qu'NLTK puisse diviser du texte en mots individuels. <text:s/></text:span><text:span text:style-name="T84">à</text:span><text:span text:style-name="T85"><text:s/>Cette opération est appelée "tokenization,"</text:span></text:p>
      <text:p text:style-name="P86"/>
      <text:p text:style-name="P87"><text:span text:style-name="T88">import<text:s/></text:span><text:span text:style-name="T89">seaborn</text:span><text:span text:style-name="T90"><text:s/>as sns<text:s/></text:span></text:p>
      <text:p text:style-name="P91">bibliothèque de visualisation de données qui est basée sur Matplotlib. Seaborn est particulièrement adaptée à la création de graphiques statistiques informatifs et attrayants.</text:p>
      <text:p text:style-name="Normal"/>
      <text:p text:style-name="Normal"/>
      <text:p text:style-name="Normal"><text:span text:style-name="T92">pip install<text:s/></text:span><text:span text:style-name="T93">wordcloud</text:span><text:span text:style-name="T94"><text:s/></text:span></text:p>
      <text:p text:style-name="P95">Les nuages de mots sont des visualisations qui affichent les mots les plus fréquents dans un texte sous forme de nuage,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style:font-name="Calibri" style:font-name-asian="Calibri" style:font-name-complex="Arial" style:letter-kerning="true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#000000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1" style:display-name="c1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p" style:display-name="p" style:family="text" style:parent-style-name="Policepardéfaut"/>
    <style:style style:name="s1" style:display-name="s1" style:family="text" style:parent-style-name="Policepardéfaut"/>
    <style:style style:name="kc" style:display-name="kc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3-12-03T14:12:00Z</meta:creation-date>
    <dc:date>2023-12-03T14:12:00Z</dc:date>
    <meta:template xlink:href="Normal" xlink:type="simple"/>
    <meta:editing-cycles>2</meta:editing-cycles>
    <meta:editing-duration>PT0S</meta:editing-duration>
    <meta:document-statistic meta:page-count="3" meta:paragraph-count="6" meta:word-count="488" meta:character-count="3169" meta:row-count="22" meta:non-whitespace-character-count="2687"/>
  </office:meta>
</office:document-meta>
</file>